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TablePreview4.svm" manifest:media-type=""/>
  <manifest:file-entry manifest:full-path="Pictures/TablePreview15.svm" manifest:media-type=""/>
  <manifest:file-entry manifest:full-path="Pictures/TablePreview3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10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Cabin" svg:font-family="Cabin" style:font-pitch="variable"/>
    <style:font-face style:name="Liberation Sans1" svg:font-family="'Liberation Sans'" style:font-pitch="variable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13.46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1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1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9.812cm"/>
    </style:style>
    <style:style style:name="gr7" style:family="graphic" style:parent-style-name="objectwithoutfill">
      <style:graphic-properties draw:stroke="dash" draw:stroke-dash="Dashed_20__28_var_29_" draw:fill="none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2.732cm" style:use-optimal-column-width="false"/>
    </style:style>
    <style:style style:name="co2" style:family="table-column">
      <style:table-column-properties style:column-width="2.731cm" style:use-optimal-column-width="false"/>
    </style:style>
    <style:style style:name="co3" style:family="table-column">
      <style:table-column-properties style:column-width="3.302cm" style:use-optimal-column-width="false"/>
    </style:style>
    <style:style style:name="co4" style:family="table-column">
      <style:table-column-properties style:column-width="3.301cm" style:use-optimal-column-width="false"/>
    </style:style>
    <style:style style:name="co5" style:family="table-column">
      <style:table-column-properties style:column-width="3.412cm" style:use-optimal-column-width="false"/>
    </style:style>
    <style:style style:name="ro1" style:family="table-row">
      <style:table-row-properties style:row-height="3.105cm"/>
    </style:style>
    <style:style style:name="ro2" style:family="table-row">
      <style:table-row-properties style:row-height="1.082cm"/>
    </style:style>
    <style:style style:name="ro3" style:family="table-row">
      <style:table-row-properties style:row-height="2.394cm"/>
    </style:style>
    <style:style style:name="ro4" style:family="table-row">
      <style:table-row-properties style:row-height="0.972cm"/>
    </style:style>
    <style:style style:name="ce1" style:family="table-cell">
      <style:paragraph-properties fo:text-align="center"/>
      <style:text-properties fo:color="#b2b2b2"/>
    </style:style>
    <style:style style:name="ce2" style:family="table-cell">
      <style:paragraph-properties fo:text-align="center"/>
      <style:text-properties fo:color="#cccccc"/>
    </style:style>
    <style:style style:name="ce3" style:family="table-cell">
      <style:text-properties fo:color="#b2b2b2"/>
    </style:style>
    <style:style style:name="ce4" style:family="table-cell">
      <style:paragraph-properties fo:text-align="center"/>
    </style:style>
    <style:style style:name="ce5" style:family="table-cell">
      <style:text-properties style:font-name="FreeMono1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text-properties fo:font-size="18pt"/>
    </style:style>
    <style:style style:name="P3" style:family="paragraph">
      <style:text-properties fo:color="#b2b2b2"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/>
      <style:text-properties style:font-name="Cabin" fo:font-size="18pt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Cabin" fo:font-size="18pt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ffffff"/>
    </style:style>
    <style:style style:name="T1" style:family="text">
      <style:text-properties fo:color="#b2b2b2"/>
    </style:style>
    <style:style style:name="T2" style:family="text">
      <style:text-properties fo:color="#cccccc"/>
    </style:style>
    <style:style style:name="T3" style:family="text">
      <style:text-properties style:font-name="Cabin" fo:font-weight="bold" style:font-weight-asian="bold" style:font-weight-complex="bold"/>
    </style:style>
    <style:style style:name="T4" style:family="text">
      <style:text-properties style:font-name="Cabin"/>
    </style:style>
    <style:style style:name="T5" style:family="text">
      <style:text-properties style:font-name="Free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5.462cm" svg:height="7.432cm" svg:x="0.411cm" svg:y="2.152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fd</text:span></text:p>
              </table:table-cell>
              <table:table-cell table:style-name="ce2">
                <text:p text:style-name="P1"><text:span text:style-name="T2">ptr</text:span></text:p>
              </table:table-cell>
            </table:table-row>
            <table:table-row table:style-name="ro2">
              <table:table-cell table:style-name="ce3">
                <text:p text:style-name="P2"><text:span text:style-name="T1">0</text:span></text:p>
              </table:table-cell>
              <table:table-cell table:style-name="sun2"/>
            </table:table-row>
            <table:table-row table:style-name="ro2">
              <table:table-cell table:style-name="ce3">
                <text:p text:style-name="P2"><text:span text:style-name="T1">1</text:span></text:p>
              </table:table-cell>
              <table:table-cell table:style-name="sun1"/>
            </table:table-row>
            <table:table-row table:style-name="ro2">
              <table:table-cell table:style-name="ce3">
                <text:p text:style-name="P2"><text:span text:style-name="T1">2</text:span></text:p>
              </table:table-cell>
              <table:table-cell table:style-name="sun2"/>
            </table:table-row>
            <table:table-row table:style-name="ro2">
              <table:table-cell table:style-name="ce3">
                <text:p text:style-name="P3">3</text:p>
              </table:table-cell>
              <table:table-cell table:style-name="sun1"/>
            </table:table-row>
          </table:table>
          <draw:image xlink:href="Pictures/TablePreview1.svm" xlink:type="simple" xlink:show="embed" xlink:actuate="onLoad"/>
        </draw:frame>
        <draw:frame draw:style-name="gr1" draw:text-style-name="P5" draw:layer="layout" svg:width="13.968cm" svg:height="1.801cm" svg:x="1.269cm" svg:y="0.23cm">
          <draw:text-box>
            <text:p text:style-name="P4"><text:span text:style-name="T3">Process </text:span><text:span text:style-name="T3">A file </text:span></text:p>
            <text:p text:style-name="P4"><text:span text:style-name="T3">descript</text:span><text:span text:style-name="T3">or table</text:span></text:p>
          </draw:text-box>
        </draw:frame>
        <draw:frame draw:style-name="standard" draw:layer="layout" svg:width="9.904cm" svg:height="6.281cm" svg:x="9.184cm" svg:y="1.15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4">
              <table:table-cell>
                <text:p text:style-name="P1">offset</text:p>
              </table:table-cell>
              <table:table-cell>
                <text:p text:style-name="P1">flags</text:p>
              </table:table-cell>
              <table:table-cell>
                <text:p text:style-name="P1">inode</text:p>
                <text:p text:style-name="P1">(vnode)</text:p>
                <text:p text:style-name="P1">ptr</text:p>
              </table:table-cell>
            </table:table-row>
            <table:table-row table:style-name="ro4" table:default-cell-style-name="gray2">
              <table:table-cell/>
              <table:table-cell table:style-name="ce5"/>
              <table:table-cell/>
            </table:table-row>
            <table:table-row table:style-name="ro4" table:default-cell-style-name="gray1">
              <table:table-cell/>
              <table:table-cell/>
              <table:table-cell/>
            </table:table-row>
            <table:table-row table:style-name="ro4" table:default-cell-style-name="gray2">
              <table:table-cell/>
              <table:table-cell/>
              <table:table-cell/>
            </table:table-row>
            <table:table-row table:style-name="ro4" table:default-cell-style-name="gray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" draw:text-style-name="P6" draw:layer="layout" svg:width="10.16cm" svg:height="2.4cm" svg:x="9.143cm" svg:y="0.131cm">
          <draw:text-box>
            <text:p text:style-name="P1"><text:span text:style-name="T3">Open </text:span><text:span text:style-name="T3">file </text:span><text:span text:style-name="T3">table </text:span><text:span text:style-name="T3">(only </text:span><text:span text:style-name="T3">one </text:span><text:span text:style-name="T3">table)</text:span></text:p>
          </draw:text-box>
        </draw:frame>
        <draw:line draw:style-name="gr3" draw:text-style-name="P7" draw:layer="layout" svg:x1="4.866cm" svg:y1="7.873cm" svg:x2="9.184cm" svg:y2="5.707cm">
          <text:p/>
        </draw:line>
        <draw:line draw:style-name="gr3" draw:text-style-name="P7" draw:layer="layout" svg:x1="4.825cm" svg:y1="6.285cm" svg:x2="9.184cm" svg:y2="3.809cm">
          <text:p/>
        </draw:line>
        <draw:line draw:style-name="gr3" draw:text-style-name="P7" draw:layer="layout" svg:x1="4.825cm" svg:y1="7.263cm" svg:x2="9.184cm" svg:y2="4.825cm">
          <text:p/>
        </draw:line>
        <draw:frame draw:style-name="standard" draw:layer="layout" svg:width="3.411cm" svg:height="3.887cm" svg:x="23.755cm" svg:y="2.424cm">
          <table:table table:template-name="turquoise" table:use-first-row-styles="true" table:use-banding-rows-styles="true">
            <table:table-column table:style-name="co5"/>
            <table:table-row table:style-name="ro4">
              <table:table-cell table:style-name="turquoise3">
                <text:p text:style-name="P2">file type</text:p>
              </table:table-cell>
            </table:table-row>
            <table:table-row table:style-name="ro4">
              <table:table-cell table:style-name="turquoise2">
                <text:p text:style-name="P2">file locks</text:p>
              </table:table-cell>
            </table:table-row>
            <table:table-row table:style-name="ro4">
              <table:table-cell table:style-name="turquoise1">
                <text:p text:style-name="P2">...</text:p>
              </table:table-cell>
            </table:table-row>
            <table:table-row table:style-name="ro4">
              <table:table-cell table:style-name="turquoise2">
                <text:p text:style-name="P2">blocks ptr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8" draw:layer="layout" svg:width="4.318cm" svg:height="4.167cm" svg:x="23.611cm" svg:y="0.057cm">
          <draw:text-box>
            <text:p text:style-name="P2"><text:span text:style-name="T4">inode</text:span> <text:span text:style-name="T5">terminal tty</text:span></text:p>
          </draw:text-box>
        </draw:frame>
        <draw:line draw:style-name="gr3" draw:text-style-name="P7" draw:layer="layout" svg:x1="17.525cm" svg:y1="5.079cm" svg:x2="23.584cm" svg:y2="2.81cm">
          <text:p/>
        </draw:line>
        <draw:frame draw:style-name="standard" draw:layer="layout" svg:width="5.462cm" svg:height="7.432cm" svg:x="0.412cm" svg:y="13.438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fd</text:span></text:p>
              </table:table-cell>
              <table:table-cell table:style-name="ce2">
                <text:p text:style-name="P1"><text:span text:style-name="T2">ptr</text:span></text:p>
              </table:table-cell>
            </table:table-row>
            <table:table-row table:style-name="ro2">
              <table:table-cell table:style-name="ce3">
                <text:p text:style-name="P2"><text:span text:style-name="T1">0</text:span></text:p>
              </table:table-cell>
              <table:table-cell table:style-name="sun2"/>
            </table:table-row>
            <table:table-row table:style-name="ro2">
              <table:table-cell table:style-name="ce3">
                <text:p text:style-name="P2"><text:span text:style-name="T1">1</text:span></text:p>
              </table:table-cell>
              <table:table-cell table:style-name="sun1"/>
            </table:table-row>
            <table:table-row table:style-name="ro2">
              <table:table-cell table:style-name="ce3">
                <text:p text:style-name="P2"><text:span text:style-name="T1">2</text:span></text:p>
              </table:table-cell>
              <table:table-cell table:style-name="sun2"/>
            </table:table-row>
            <table:table-row table:style-name="ro2">
              <table:table-cell table:style-name="ce3">
                <text:p text:style-name="P3">3</text:p>
              </table:table-cell>
              <table:table-cell table:style-name="sun1"/>
            </table:table-row>
          </table:table>
          <draw:image xlink:href="Pictures/TablePreview4.svm" xlink:type="simple" xlink:show="embed" xlink:actuate="onLoad"/>
        </draw:frame>
        <draw:frame draw:style-name="gr1" draw:text-style-name="P5" draw:layer="layout" svg:width="13.968cm" svg:height="1.801cm" svg:x="1.27cm" svg:y="11.516cm">
          <draw:text-box>
            <text:p text:style-name="P4"><text:span text:style-name="T3">Process A file </text:span></text:p>
            <text:p text:style-name="P4"><text:span text:style-name="T3">descriptor table</text:span></text:p>
          </draw:text-box>
        </draw:frame>
        <draw:frame draw:style-name="standard" draw:layer="layout" svg:width="9.904cm" svg:height="6.281cm" svg:x="9.185cm" svg:y="12.43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4">
              <table:table-cell>
                <text:p text:style-name="P1">offset</text:p>
              </table:table-cell>
              <table:table-cell>
                <text:p text:style-name="P1">flags</text:p>
              </table:table-cell>
              <table:table-cell>
                <text:p text:style-name="P1">inode</text:p>
                <text:p text:style-name="P1">(vnode)</text:p>
                <text:p text:style-name="P1">ptr</text:p>
              </table:table-cell>
            </table:table-row>
            <table:table-row table:style-name="ro4" table:default-cell-style-name="gray2">
              <table:table-cell/>
              <table:table-cell table:style-name="ce5"/>
              <table:table-cell/>
            </table:table-row>
            <table:table-row table:style-name="ro4" table:default-cell-style-name="gray1">
              <table:table-cell/>
              <table:table-cell/>
              <table:table-cell/>
            </table:table-row>
            <table:table-row table:style-name="ro4" table:default-cell-style-name="gray2">
              <table:table-cell/>
              <table:table-cell/>
              <table:table-cell/>
            </table:table-row>
            <table:table-row table:style-name="ro4" table:default-cell-style-name="gray1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2" draw:text-style-name="P6" draw:layer="layout" svg:width="10.16cm" svg:height="2.4cm" svg:x="9.144cm" svg:y="11.417cm">
          <draw:text-box>
            <text:p text:style-name="P1"><text:span text:style-name="T3">Open file table (only one table)</text:span></text:p>
          </draw:text-box>
        </draw:frame>
        <draw:line draw:style-name="gr3" draw:text-style-name="P7" draw:layer="layout" svg:x1="4.867cm" svg:y1="19.159cm" svg:x2="9.185cm" svg:y2="16.993cm">
          <text:p/>
        </draw:line>
        <draw:line draw:style-name="gr3" draw:text-style-name="P7" draw:layer="layout" svg:x1="4.826cm" svg:y1="17.571cm" svg:x2="9.185cm" svg:y2="15.095cm">
          <text:p/>
        </draw:line>
        <draw:line draw:style-name="gr3" draw:text-style-name="P7" draw:layer="layout" svg:x1="4.826cm" svg:y1="18.549cm" svg:x2="9.185cm" svg:y2="16.111cm">
          <text:p/>
        </draw:line>
        <draw:frame draw:style-name="standard" draw:layer="layout" svg:width="3.411cm" svg:height="3.887cm" svg:x="23.756cm" svg:y="13.71cm">
          <table:table table:template-name="turquoise" table:use-first-row-styles="true" table:use-banding-rows-styles="true">
            <table:table-column table:style-name="co5"/>
            <table:table-row table:style-name="ro4">
              <table:table-cell table:style-name="turquoise3">
                <text:p text:style-name="P2">file type</text:p>
              </table:table-cell>
            </table:table-row>
            <table:table-row table:style-name="ro4">
              <table:table-cell table:style-name="turquoise2">
                <text:p text:style-name="P2">file locks</text:p>
              </table:table-cell>
            </table:table-row>
            <table:table-row table:style-name="ro4">
              <table:table-cell table:style-name="turquoise1">
                <text:p text:style-name="P2">...</text:p>
              </table:table-cell>
            </table:table-row>
            <table:table-row table:style-name="ro4">
              <table:table-cell table:style-name="turquoise2">
                <text:p text:style-name="P2">blocks ptr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411cm" svg:height="3.887cm" svg:x="20.448cm" svg:y="18.711cm">
          <table:table table:template-name="turquoise" table:use-first-row-styles="true" table:use-banding-rows-styles="true">
            <table:table-column table:style-name="co5"/>
            <table:table-row table:style-name="ro4">
              <table:table-cell table:style-name="turquoise3">
                <text:p text:style-name="P2">file type</text:p>
              </table:table-cell>
            </table:table-row>
            <table:table-row table:style-name="ro4">
              <table:table-cell table:style-name="turquoise2">
                <text:p text:style-name="P2">file locks</text:p>
              </table:table-cell>
            </table:table-row>
            <table:table-row table:style-name="ro4">
              <table:table-cell table:style-name="turquoise1">
                <text:p text:style-name="P2">...</text:p>
              </table:table-cell>
            </table:table-row>
            <table:table-row table:style-name="ro4">
              <table:table-cell table:style-name="turquoise2">
                <text:p text:style-name="P2">blocks ptr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5" draw:text-style-name="P8" draw:layer="layout" svg:width="7.366cm" svg:height="3.566cm" svg:x="19.558cm" svg:y="16.895cm">
          <draw:text-box>
            <text:p text:style-name="P2"><text:span text:style-name="T4">inode</text:span> </text:p>
            <text:p text:style-name="P2"><text:span text:style-name="T5">redirection_file</text:span></text:p>
          </draw:text-box>
        </draw:frame>
        <draw:line draw:style-name="gr3" draw:text-style-name="P7" draw:layer="layout" svg:x1="17.526cm" svg:y1="16.365cm" svg:x2="23.585cm" svg:y2="14.096cm">
          <text:p/>
        </draw:line>
        <draw:line draw:style-name="gr3" draw:text-style-name="P7" draw:layer="layout" svg:x1="17.526cm" svg:y1="18.272cm" svg:x2="20.066cm" svg:y2="19.159cm">
          <text:p/>
        </draw:line>
        <draw:line draw:style-name="gr3" draw:text-style-name="P7" draw:layer="layout" svg:x1="4.867cm" svg:y1="20.36cm" svg:x2="9.185cm" svg:y2="18.194cm">
          <text:p/>
        </draw:line>
        <draw:frame draw:style-name="gr4" draw:text-style-name="P8" draw:layer="layout" svg:width="4.318cm" svg:height="4.167cm" svg:x="23.611cm" svg:y="11.357cm">
          <draw:text-box>
            <text:p text:style-name="P2"><text:span text:style-name="T4">inode</text:span> <text:span text:style-name="T5">terminal tty</text:span></text:p>
          </draw:text-box>
        </draw:frame>
        <draw:frame draw:style-name="gr6" draw:text-style-name="P8" draw:layer="layout" svg:width="10.315cm" svg:height="2.759cm" svg:x="0.134cm" svg:y="10.183cm">
          <draw:text-box>
            <text:p text:style-name="P2"><text:span text:style-name="T4">after</text:span> <text:span text:style-name="T5">open(redirection_file)</text:span></text:p>
          </draw:text-box>
        </draw:frame>
        <draw:line draw:style-name="gr7" draw:text-style-name="P7" draw:layer="layout" svg:x1="10.159cm" svg:y1="10.667cm" svg:x2="27.685cm" svg:y2="10.667cm">
          <text:p/>
        </draw:line>
        <draw:frame draw:style-name="standard" draw:layer="layout" svg:width="5.462cm" svg:height="7.432cm" svg:x="0.412cm" svg:y="26.539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fd</text:span></text:p>
              </table:table-cell>
              <table:table-cell table:style-name="ce2">
                <text:p text:style-name="P1"><text:span text:style-name="T2">ptr</text:span></text:p>
              </table:table-cell>
            </table:table-row>
            <table:table-row table:style-name="ro2">
              <table:table-cell table:style-name="ce3">
                <text:p text:style-name="P2"><text:span text:style-name="T1">0</text:span></text:p>
              </table:table-cell>
              <table:table-cell table:style-name="sun2"/>
            </table:table-row>
            <table:table-row table:style-name="ro2">
              <table:table-cell table:style-name="ce3">
                <text:p text:style-name="P2"><text:span text:style-name="T1">1</text:span></text:p>
              </table:table-cell>
              <table:table-cell table:style-name="sun1"/>
            </table:table-row>
            <table:table-row table:style-name="ro2">
              <table:table-cell table:style-name="ce3">
                <text:p text:style-name="P2"><text:span text:style-name="T1">2</text:span></text:p>
              </table:table-cell>
              <table:table-cell table:style-name="sun2"/>
            </table:table-row>
            <table:table-row table:style-name="ro2">
              <table:table-cell table:style-name="ce3">
                <text:p text:style-name="P3">3</text:p>
              </table:table-cell>
              <table:table-cell table:style-name="sun1"/>
            </table:table-row>
          </table:table>
          <draw:image xlink:href="Pictures/TablePreview8.svm" xlink:type="simple" xlink:show="embed" xlink:actuate="onLoad"/>
        </draw:frame>
        <draw:frame draw:style-name="gr1" draw:text-style-name="P5" draw:layer="layout" svg:width="13.968cm" svg:height="1.801cm" svg:x="1.27cm" svg:y="24.617cm">
          <draw:text-box>
            <text:p text:style-name="P4"><text:span text:style-name="T3">Process A file </text:span></text:p>
            <text:p text:style-name="P4"><text:span text:style-name="T3">descriptor table</text:span></text:p>
          </draw:text-box>
        </draw:frame>
        <draw:frame draw:style-name="standard" draw:layer="layout" svg:width="9.904cm" svg:height="6.281cm" svg:x="9.185cm" svg:y="25.53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4">
              <table:table-cell>
                <text:p text:style-name="P1">offset</text:p>
              </table:table-cell>
              <table:table-cell>
                <text:p text:style-name="P1">flags</text:p>
              </table:table-cell>
              <table:table-cell>
                <text:p text:style-name="P1">inode</text:p>
                <text:p text:style-name="P1">(vnode)</text:p>
                <text:p text:style-name="P1">ptr</text:p>
              </table:table-cell>
            </table:table-row>
            <table:table-row table:style-name="ro4" table:default-cell-style-name="gray2">
              <table:table-cell/>
              <table:table-cell table:style-name="ce5"/>
              <table:table-cell/>
            </table:table-row>
            <table:table-row table:style-name="ro4" table:default-cell-style-name="gray1">
              <table:table-cell/>
              <table:table-cell/>
              <table:table-cell/>
            </table:table-row>
            <table:table-row table:style-name="ro4" table:default-cell-style-name="gray2">
              <table:table-cell/>
              <table:table-cell/>
              <table:table-cell/>
            </table:table-row>
            <table:table-row table:style-name="ro4" table:default-cell-style-name="gray1"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2" draw:text-style-name="P6" draw:layer="layout" svg:width="10.16cm" svg:height="2.4cm" svg:x="9.144cm" svg:y="24.518cm">
          <draw:text-box>
            <text:p text:style-name="P1"><text:span text:style-name="T3">Open file table (only one table)</text:span></text:p>
          </draw:text-box>
        </draw:frame>
        <draw:line draw:style-name="gr3" draw:text-style-name="P7" draw:layer="layout" svg:x1="4.867cm" svg:y1="32.26cm" svg:x2="9.185cm" svg:y2="30.094cm">
          <text:p/>
        </draw:line>
        <draw:line draw:style-name="gr3" draw:text-style-name="P7" draw:layer="layout" svg:x1="4.826cm" svg:y1="30.672cm" svg:x2="9.185cm" svg:y2="28.196cm">
          <text:p/>
        </draw:line>
        <draw:line draw:style-name="gr3" draw:text-style-name="P7" draw:layer="layout" svg:x1="4.826cm" svg:y1="31.65cm" svg:x2="9.185cm" svg:y2="30.988cm">
          <text:p/>
        </draw:line>
        <draw:frame draw:style-name="standard" draw:layer="layout" svg:width="3.411cm" svg:height="3.887cm" svg:x="23.756cm" svg:y="26.811cm">
          <table:table table:template-name="turquoise" table:use-first-row-styles="true" table:use-banding-rows-styles="true">
            <table:table-column table:style-name="co5"/>
            <table:table-row table:style-name="ro4">
              <table:table-cell table:style-name="turquoise3">
                <text:p text:style-name="P2">file type</text:p>
              </table:table-cell>
            </table:table-row>
            <table:table-row table:style-name="ro4">
              <table:table-cell table:style-name="turquoise2">
                <text:p text:style-name="P2">file locks</text:p>
              </table:table-cell>
            </table:table-row>
            <table:table-row table:style-name="ro4">
              <table:table-cell table:style-name="turquoise1">
                <text:p text:style-name="P2">...</text:p>
              </table:table-cell>
            </table:table-row>
            <table:table-row table:style-name="ro4">
              <table:table-cell table:style-name="turquoise2">
                <text:p text:style-name="P2">blocks ptr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3.411cm" svg:height="3.887cm" svg:x="20.256cm" svg:y="31.512cm">
          <table:table table:template-name="turquoise" table:use-first-row-styles="true" table:use-banding-rows-styles="true">
            <table:table-column table:style-name="co5"/>
            <table:table-row table:style-name="ro4">
              <table:table-cell table:style-name="turquoise3">
                <text:p text:style-name="P2">file type</text:p>
              </table:table-cell>
            </table:table-row>
            <table:table-row table:style-name="ro4">
              <table:table-cell table:style-name="turquoise2">
                <text:p text:style-name="P2">file locks</text:p>
              </table:table-cell>
            </table:table-row>
            <table:table-row table:style-name="ro4">
              <table:table-cell table:style-name="turquoise1">
                <text:p text:style-name="P2">...</text:p>
              </table:table-cell>
            </table:table-row>
            <table:table-row table:style-name="ro4">
              <table:table-cell table:style-name="turquoise2">
                <text:p text:style-name="P2">blocks ptr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5" draw:text-style-name="P8" draw:layer="layout" svg:width="7.366cm" svg:height="3.566cm" svg:x="19.366cm" svg:y="29.996cm">
          <draw:text-box>
            <text:p text:style-name="P2"><text:span text:style-name="T4">inode</text:span> </text:p>
            <text:p text:style-name="P2"><text:span text:style-name="T5">redirection_file</text:span></text:p>
          </draw:text-box>
        </draw:frame>
        <draw:line draw:style-name="gr3" draw:text-style-name="P7" draw:layer="layout" svg:x1="17.526cm" svg:y1="31.373cm" svg:x2="20.066cm" svg:y2="32.26cm">
          <text:p/>
        </draw:line>
        <draw:line draw:style-name="gr3" draw:text-style-name="P7" draw:layer="layout" svg:x1="4.867cm" svg:y1="33.461cm" svg:x2="9.185cm" svg:y2="31.295cm">
          <text:p/>
        </draw:line>
        <draw:frame draw:style-name="gr4" draw:text-style-name="P8" draw:layer="layout" svg:width="4.318cm" svg:height="4.167cm" svg:x="23.611cm" svg:y="24.458cm">
          <draw:text-box>
            <text:p text:style-name="P2"><text:span text:style-name="T4">inode</text:span> <text:span text:style-name="T5">terminal tty</text:span></text:p>
          </draw:text-box>
        </draw:frame>
        <draw:line draw:style-name="gr7" draw:text-style-name="P7" draw:layer="layout" svg:x1="10.159cm" svg:y1="23.768cm" svg:x2="27.685cm" svg:y2="23.768cm">
          <text:p/>
        </draw:line>
        <draw:frame draw:style-name="gr6" draw:text-style-name="P8" draw:layer="layout" svg:width="10.315cm" svg:height="2.759cm" svg:x="0.135cm" svg:y="23.184cm">
          <draw:text-box>
            <text:p text:style-name="P2"><text:span text:style-name="T4">after</text:span> <text:span text:style-name="T5">dup2(3,1)</text:span></text:p>
          </draw:text-box>
        </draw:frame>
        <draw:frame draw:style-name="standard" draw:layer="layout" svg:width="5.462cm" svg:height="7.432cm" svg:x="0.412cm" svg:y="40.841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fd</text:span></text:p>
              </table:table-cell>
              <table:table-cell table:style-name="ce2">
                <text:p text:style-name="P1"><text:span text:style-name="T2">ptr</text:span></text:p>
              </table:table-cell>
            </table:table-row>
            <table:table-row table:style-name="ro2">
              <table:table-cell table:style-name="ce3">
                <text:p text:style-name="P2"><text:span text:style-name="T1">0</text:span></text:p>
              </table:table-cell>
              <table:table-cell table:style-name="sun2"/>
            </table:table-row>
            <table:table-row table:style-name="ro2">
              <table:table-cell table:style-name="ce3">
                <text:p text:style-name="P2"><text:span text:style-name="T1">1</text:span></text:p>
              </table:table-cell>
              <table:table-cell table:style-name="sun1"/>
            </table:table-row>
            <table:table-row table:style-name="ro2">
              <table:table-cell table:style-name="ce3">
                <text:p text:style-name="P2"><text:span text:style-name="T1">2</text:span></text:p>
              </table:table-cell>
              <table:table-cell table:style-name="sun2"/>
            </table:table-row>
            <table:table-row table:style-name="ro2">
              <table:table-cell table:style-name="ce3">
                <text:p text:style-name="P3">3</text:p>
              </table:table-cell>
              <table:table-cell table:style-name="sun1"/>
            </table:table-row>
          </table:table>
          <draw:image xlink:href="Pictures/TablePreview12.svm" xlink:type="simple" xlink:show="embed" xlink:actuate="onLoad"/>
        </draw:frame>
        <draw:frame draw:style-name="gr1" draw:text-style-name="P5" draw:layer="layout" svg:width="13.968cm" svg:height="1.801cm" svg:x="1.27cm" svg:y="38.919cm">
          <draw:text-box>
            <text:p text:style-name="P4"><text:span text:style-name="T3">Process A file </text:span></text:p>
            <text:p text:style-name="P4"><text:span text:style-name="T3">descriptor table</text:span></text:p>
          </draw:text-box>
        </draw:frame>
        <draw:frame draw:style-name="standard" draw:layer="layout" svg:width="9.904cm" svg:height="6.281cm" svg:x="9.185cm" svg:y="39.8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4">
              <table:table-cell>
                <text:p text:style-name="P1">offset</text:p>
              </table:table-cell>
              <table:table-cell>
                <text:p text:style-name="P1">flags</text:p>
              </table:table-cell>
              <table:table-cell>
                <text:p text:style-name="P1">inode</text:p>
                <text:p text:style-name="P1">(vnode)</text:p>
                <text:p text:style-name="P1">ptr</text:p>
              </table:table-cell>
            </table:table-row>
            <table:table-row table:style-name="ro4" table:default-cell-style-name="gray2">
              <table:table-cell/>
              <table:table-cell table:style-name="ce5"/>
              <table:table-cell/>
            </table:table-row>
            <table:table-row table:style-name="ro4" table:default-cell-style-name="gray1">
              <table:table-cell/>
              <table:table-cell/>
              <table:table-cell/>
            </table:table-row>
            <table:table-row table:style-name="ro4" table:default-cell-style-name="gray2">
              <table:table-cell/>
              <table:table-cell/>
              <table:table-cell/>
            </table:table-row>
            <table:table-row table:style-name="ro4" table:default-cell-style-name="gray1"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frame draw:style-name="gr2" draw:text-style-name="P6" draw:layer="layout" svg:width="10.16cm" svg:height="2.4cm" svg:x="9.144cm" svg:y="38.82cm">
          <draw:text-box>
            <text:p text:style-name="P1"><text:span text:style-name="T3">Open file table (only one table)</text:span></text:p>
          </draw:text-box>
        </draw:frame>
        <draw:line draw:style-name="gr3" draw:text-style-name="P7" draw:layer="layout" svg:x1="4.867cm" svg:y1="46.562cm" svg:x2="9.185cm" svg:y2="44.396cm">
          <text:p/>
        </draw:line>
        <draw:line draw:style-name="gr3" draw:text-style-name="P7" draw:layer="layout" svg:x1="4.826cm" svg:y1="44.974cm" svg:x2="9.185cm" svg:y2="42.498cm">
          <text:p/>
        </draw:line>
        <draw:line draw:style-name="gr3" draw:text-style-name="P7" draw:layer="layout" svg:x1="4.826cm" svg:y1="45.952cm" svg:x2="9.185cm" svg:y2="45.29cm">
          <text:p/>
        </draw:line>
        <draw:frame draw:style-name="standard" draw:layer="layout" svg:width="3.411cm" svg:height="3.887cm" svg:x="23.756cm" svg:y="41.113cm">
          <table:table table:template-name="turquoise" table:use-first-row-styles="true" table:use-banding-rows-styles="true">
            <table:table-column table:style-name="co5"/>
            <table:table-row table:style-name="ro4">
              <table:table-cell table:style-name="turquoise3">
                <text:p text:style-name="P2">file type</text:p>
              </table:table-cell>
            </table:table-row>
            <table:table-row table:style-name="ro4">
              <table:table-cell table:style-name="turquoise2">
                <text:p text:style-name="P2">file locks</text:p>
              </table:table-cell>
            </table:table-row>
            <table:table-row table:style-name="ro4">
              <table:table-cell table:style-name="turquoise1">
                <text:p text:style-name="P2">...</text:p>
              </table:table-cell>
            </table:table-row>
            <table:table-row table:style-name="ro4">
              <table:table-cell table:style-name="turquoise2">
                <text:p text:style-name="P2">blocks ptr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3.411cm" svg:height="3.887cm" svg:x="20.256cm" svg:y="45.814cm">
          <table:table table:template-name="turquoise" table:use-first-row-styles="true" table:use-banding-rows-styles="true">
            <table:table-column table:style-name="co5"/>
            <table:table-row table:style-name="ro4">
              <table:table-cell table:style-name="turquoise3">
                <text:p text:style-name="P2">file type</text:p>
              </table:table-cell>
            </table:table-row>
            <table:table-row table:style-name="ro4">
              <table:table-cell table:style-name="turquoise2">
                <text:p text:style-name="P2">file locks</text:p>
              </table:table-cell>
            </table:table-row>
            <table:table-row table:style-name="ro4">
              <table:table-cell table:style-name="turquoise1">
                <text:p text:style-name="P2">...</text:p>
              </table:table-cell>
            </table:table-row>
            <table:table-row table:style-name="ro4">
              <table:table-cell table:style-name="turquoise2">
                <text:p text:style-name="P2">blocks ptr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5" draw:text-style-name="P8" draw:layer="layout" svg:width="7.366cm" svg:height="3.566cm" svg:x="19.366cm" svg:y="44.298cm">
          <draw:text-box>
            <text:p text:style-name="P2"><text:span text:style-name="T4">inode</text:span> </text:p>
            <text:p text:style-name="P2"><text:span text:style-name="T5">redirection_file</text:span></text:p>
          </draw:text-box>
        </draw:frame>
        <draw:line draw:style-name="gr3" draw:text-style-name="P7" draw:layer="layout" svg:x1="17.526cm" svg:y1="45.675cm" svg:x2="20.066cm" svg:y2="46.562cm">
          <text:p/>
        </draw:line>
        <draw:frame draw:style-name="gr4" draw:text-style-name="P8" draw:layer="layout" svg:width="4.318cm" svg:height="4.167cm" svg:x="23.611cm" svg:y="38.76cm">
          <draw:text-box>
            <text:p text:style-name="P2"><text:span text:style-name="T4">inode</text:span> <text:span text:style-name="T5">terminal tty</text:span></text:p>
          </draw:text-box>
        </draw:frame>
        <draw:line draw:style-name="gr7" draw:text-style-name="P7" draw:layer="layout" svg:x1="10.159cm" svg:y1="38.07cm" svg:x2="27.685cm" svg:y2="38.07cm">
          <text:p/>
        </draw:line>
        <draw:frame draw:style-name="gr6" draw:text-style-name="P8" draw:layer="layout" svg:width="10.315cm" svg:height="2.759cm" svg:x="0.135cm" svg:y="37.486cm">
          <draw:text-box>
            <text:p text:style-name="P2"><text:span text:style-name="T4">after</text:span> <text:span text:style-name="T5">close(3)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Cabin" svg:font-family="Cabin" style:font-pitch="variable"/>
    <style:font-face style:name="Liberation Sans1" svg:font-family="'Liberation Sans'" style:font-pitch="variable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51.4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4.117cm" svg:height="7.575cm" svg:x="3.441cm" svg:y="2.485cm"/>
      <draw:page-thumbnail draw:layer="backgroundobjects" svg:width="4.117cm" svg:height="7.575cm" svg:x="3.441cm" svg:y="11.061cm"/>
      <draw:page-thumbnail draw:layer="backgroundobjects" svg:width="4.117cm" svg:height="7.575cm" svg:x="3.441cm" svg:y="19.637cm"/>
      <draw:page-thumbnail draw:layer="backgroundobjects" svg:width="4.117cm" svg:height="7.575cm" svg:x="13.441cm" svg:y="2.485cm"/>
      <draw:page-thumbnail draw:layer="backgroundobjects" svg:width="4.117cm" svg:height="7.575cm" svg:x="13.441cm" svg:y="11.061cm"/>
      <draw:page-thumbnail draw:layer="backgroundobjects" svg:width="4.117cm" svg:height="7.575cm" svg:x="13.441cm" svg:y="19.637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7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3T10:09:08.149880392</meta:creation-date>
    <dc:date>2017-03-31T15:28:26.996815008</dc:date>
    <meta:editing-duration>PT1H36M28S</meta:editing-duration>
    <meta:editing-cycles>8</meta:editing-cycles>
    <meta:generator>LibreOffice/5.1.6.2$Linux_X86_64 LibreOffice_project/10m0$Build-2</meta:generator>
    <meta:document-statistic meta:object-count="78"/>
  </office:meta>
</office:document-meta>
</file>